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3E000046AE0000318127187932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>
            <draw:frame table:end-cell-address="Sheet1.I46" table:end-x="2.259cm" table:end-y="0.426cm" draw:z-index="0" svg:width="18.093cm" svg:height="12.672cm" svg:x="2.23cm" svg:y="0.399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4"/>
          <table:table-cell>
            <draw:frame table:end-cell-address="Sheet1.S46" table:end-x="0.029cm" table:end-y="0.027cm" draw:z-index="1" draw:name="Graphics 1" draw:style-name="gr1" draw:text-style-name="P1" svg:width="18.093cm" svg:height="12.672cm" svg:x="0cm" svg:y="0cm">
              <draw:image xlink:href="Pictures/2000013E000046AE0000318127187932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7">27.09.2005</text:date>, <text:time>15:4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7T15:43:06</dc:date>
    <dc:language>en-US</dc:language>
    <meta:editing-cycles>4</meta:editing-cycles>
    <meta:editing-duration>PT6M37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3.5pt" style:font-family-asian="'Andale Sans UI'" style:font-pitch-asian="variable" style:font-size-asian="23.5pt" style:font-family-complex="Tahoma" style:font-pitch-complex="variable" style:font-size-complex="23.5pt"/>
    </style:style>
    <style:style style:name="ch3" style:family="chart">
      <style:graphic-properties draw:fill="none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4" style:family="chart">
      <style:chart-properties chart:japanese-candle-stick="false" chart:stock-with-volume="false" chart:three-dimensional="true" chart:deep="false" chart:lines="false" chart:solid-type="pyramid" chart:interpolation="none" chart:stacked="tru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200000" chart:origin="0" chart:interval-major="5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8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9" style:family="chart">
      <style:chart-properties chart:solid-type="pyramid" chart:symbol-type="none"/>
      <style:graphic-properties dr3d:horizontal-segments="4" dr3d:edge-rounding="5%" dr3d:backface-culling="disabled"/>
    </style:style>
    <style:style style:name="ch10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1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2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8.094cm" svg:height="12.673cm" chart:class="chart:bar" chart:style-name="ch1">
        <chart:title svg:x="2.516cm" svg:y="0.252cm" chart:style-name="ch2">
          <text:p>Bars_Horizontal_pyramids_stacked</text:p>
        </chart:title>
        <chart:legend chart:legend-position="end" svg:x="15.182cm" svg:y="5.16cm" chart:style-name="ch3"/>
        <chart:plot-area chart:style-name="ch4" table:cell-range-address="Sheet1.$B$4:.$F$16" chart:data-source-has-labels="both" chart:table-number-list="0" svg:x="0.36cm" svg:y="1.679cm" svg:width="14.103cm" svg:height="10.742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